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5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style:font-name="Comic Sans MS1" fo:font-size="20pt" style:font-size-asian="20pt" style:font-size-complex="20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style:font-name="Comic Sans MS" fo:font-size="30pt" style:font-size-asian="30pt" style:font-size-complex="30pt"/>
    </style:style>
    <style:style style:name="P7" style:family="paragraph">
      <style:paragraph-properties fo:text-align="center"/>
      <style:text-properties style:font-name="Comic Sans MS1" fo:font-size="30pt" style:font-size-asian="30pt" style:font-size-complex="30pt"/>
    </style:style>
    <style:style style:name="T1" style:family="text">
      <style:text-properties style:font-name="Comic Sans MS1" fo:font-size="20pt" style:font-size-asian="20pt" style:font-size-complex="20pt"/>
    </style:style>
    <style:style style:name="T2" style:family="text">
      <style:text-properties style:font-name="Comic Sans MS1" fo:font-size="30pt" style:font-size-asian="30pt" style:font-size-complex="30pt"/>
    </style:style>
    <style:style style:name="T3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3" draw:layer="layout" svg:width="10.9cm" svg:height="5.2cm" svg:x="1.2cm" svg:y="1.2cm">
          <text:p text:style-name="P1"><text:span text:style-name="T1">foreign import primitive "const.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1">“ </text:span><text:span text:style-name="T1">sizeOfFoo :: 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4cm" svg:height="5.2cm" svg:x="12.5cm" svg:y="1.2cm">
          <text:p text:style-name="P1"><text:span text:style-name="T1">foreign import primitive "const.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4"><text:span text:style-name="T1">“ </text:span><text:span text:style-name="T1">offsetOfFooSi :: 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cm" svg:height="5.2cm" svg:x="28.5cm" svg:y="1.2cm">
          <text:p text:style-name="P1"><text:span text:style-name="T1">foreign import primitive "const.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4"><text:span text:style-name="T1">“ </text:span><text:span text:style-name="T1">barB :: 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1cm" svg:height="1cm" svg:x="35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1cm" svg:height="1cm" svg:x="21.7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1cm" svg:height="1cm" svg:x="3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41cm" svg:height="1.728cm" svg:x="9.8cm" svg:y="9.1cm">
          <draw:text-box>
            <text:p><text:span text:style-name="T3">C language</text:span></text:p>
          </draw:text-box>
        </draw:frame>
        <draw:custom-shape draw:style-name="gr5" draw:text-style-name="P7" draw:layer="layout" svg:width="10.2cm" svg:height="8.2cm" svg:x="8.4cm" svg:y="11.6cm">
          <text:p text:style-name="P5"><text:span text:style-name="T2">struct fo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7cm" svg:height="1.9cm" svg:x="1.8cm" svg:y="3cm">
          <text:p text:style-name="P5"><text:span text:style-name="T2">sizeof(struct fo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8.3cm" svg:height="1.635cm" svg:x="9.3cm" svg:y="17.665cm">
          <text:p text:style-name="P5"><text:span text:style-name="T2">int 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8.3cm" svg:height="1.635cm" svg:x="9.3cm" svg:y="15.6cm">
          <text:p text:style-name="P5"><text:span text:style-name="T2">float s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8.3cm" svg:height="1.635cm" svg:x="9.3cm" svg:y="13.565cm">
          <text:p text:style-name="P5"><text:span text:style-name="T2">char ss[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2cm" svg:height="8.2cm" svg:x="6.1cm" svg:y="11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5" draw:layer="layout" draw:type="curve" svg:x1="6.1cm" svg:y1="15.7cm" svg:x2="4cm" svg:y2="4.9cm" draw:start-shape="id1" draw:start-glue-point="5" draw:end-shape="id2" draw:end-glue-point="2" svg:d="m6100 15700c-1400 0-2100-3600-2100-10800" svg:viewBox="0 0 2101 10801">
          <text:p/>
        </draw:connector>
        <draw:custom-shape draw:style-name="gr6" draw:text-style-name="P7" draw:layer="layout" svg:width="12.4cm" svg:height="1.9cm" svg:x="13cm" svg:y="3cm">
          <text:p text:style-name="P5"><text:span text:style-name="T2">offsetof(struct foo, s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2.6cm" svg:height="5.9cm" svg:x="17.8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8" draw:text-style-name="P5" draw:layer="layout" draw:type="curve" svg:x1="20.4cm" svg:y1="14.65cm" svg:x2="22.2cm" svg:y2="4.9cm" draw:start-shape="id3" draw:start-glue-point="6" draw:end-shape="id4" draw:end-glue-point="2" svg:d="m20400 14650c1200 0 1800-3250 1800-9750" svg:viewBox="0 0 1801 9751">
          <text:p/>
        </draw:connector>
        <draw:frame draw:style-name="gr4" draw:text-style-name="P6" draw:layer="layout" svg:width="4.1cm" svg:height="1.728cm" svg:x="10.6cm" svg:y="7.272cm">
          <draw:text-box>
            <text:p><text:span text:style-name="T3">Haskell</text:span></text:p>
          </draw:text-box>
        </draw:frame>
        <draw:custom-shape draw:style-name="gr5" draw:text-style-name="P7" draw:layer="layout" svg:width="10.2cm" svg:height="8.2cm" svg:x="22.9cm" svg:y="11.6cm">
          <text:p text:style-name="P5"><text:span text:style-name="T2">enum ba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3cm" svg:height="1.635cm" svg:x="23.8cm" svg:y="13.665cm">
          <text:p text:style-name="P5"><text:span text:style-name="T2">bar_a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8.3cm" svg:height="1.635cm" svg:x="23.8cm" svg:y="15.665cm">
          <text:p text:style-name="P5"><text:span text:style-name="T2">bar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8.3cm" svg:height="1.635cm" svg:x="23.8cm" svg:y="17.665cm">
          <text:p text:style-name="P5"><text:span text:style-name="T2">bar_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8cm" svg:height="1.9cm" svg:x="31.1cm" svg:y="2.9cm">
          <text:p text:style-name="P5"><text:span text:style-name="T2">bar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32.1cm" svg:y1="16.482cm" svg:x2="35.9cm" svg:y2="4.8cm" draw:start-shape="id5" draw:start-glue-point="1" draw:end-shape="id6" draw:end-glue-point="2" svg:d="m32100 16482c2534 0 3800-3894 3800-11682" svg:viewBox="0 0 3801 11683">
          <text:p/>
        </draw:connector>
        <draw:line draw:style-name="gr9" draw:text-style-name="P5" draw:layer="layout" svg:x1="1.4cm" svg:y1="9cm" svg:x2="39.6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12-11T22:17:27.867473341</dc:date>
    <dc:creator>Okabe Kiwamu</dc:creator>
    <meta:editing-duration>PT1H38M39S</meta:editing-duration>
    <meta:editing-cycles>140</meta:editing-cycles>
    <meta:generator>LibreOffice/4.1.3.2$Linux_X86_64 LibreOffice_project/410m0$Build-2</meta:generator>
    <meta:document-statistic meta:object-count="25"/>
  </office:meta>
</office:document-meta>
</file>